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if oracle</text:p>
          </table:table-cell>
        </table:table-row>
        <table:table-row table:style-name="ro1">
          <table:table-cell office:value-type="string" calcext:value-type="string">
            <text:p>off-bluemix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199120000" calcext:value-type="float">
            <text:p>199120000</text:p>
          </table:table-cell>
          <table:table-cell table:style-name="ce5" office:value-type="float" office:value="0.1841987" calcext:value-type="float">
            <text:p>0,18</text:p>
          </table:table-cell>
          <table:table-cell table:style-name="ce5" office:value-type="float" office:value="18.9164" calcext:value-type="float">
            <text:p>18,92</text:p>
          </table:table-cell>
          <table:table-cell table:style-name="ce5" office:value-type="float" office:value="14136" calcext:value-type="float">
            <text:p>14136,00</text:p>
          </table:table-cell>
          <table:table-cell table:style-name="ce5" office:value-type="float" office:value="421.65" calcext:value-type="float">
            <text:p>421,65</text:p>
          </table:table-cell>
          <table:table-cell table:style-name="ce5" office:value-type="float" office:value="89.392" calcext:value-type="float">
            <text:p>89,39</text:p>
          </table:table-cell>
          <table:table-cell table:formula="of:=75*[.B3]"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on-bluemix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99120000" calcext:value-type="float">
            <text:p>199120000</text:p>
          </table:table-cell>
          <table:table-cell table:style-name="ce5" office:value-type="float" office:value="0.1841987" calcext:value-type="float">
            <text:p>0,18</text:p>
          </table:table-cell>
          <table:table-cell table:style-name="ce5" office:value-type="float" office:value="18.9164" calcext:value-type="float">
            <text:p>18,92</text:p>
          </table:table-cell>
          <table:table-cell table:style-name="ce5" office:value-type="float" office:value="14136" calcext:value-type="float">
            <text:p>14136,00</text:p>
          </table:table-cell>
          <table:table-cell table:style-name="ce5" office:value-type="float" office:value="421.65" calcext:value-type="float">
            <text:p>421,65</text:p>
          </table:table-cell>
          <table:table-cell table:style-name="ce5" office:value-type="float" office:value="51.799" calcext:value-type="float">
            <text:p>51,80</text:p>
          </table:table-cell>
          <table:table-cell table:formula="of:=75*[.B4]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table:style-name="ce1" table:number-columns-repeated="3"/>
          <table:table-cell table:style-name="ce6" table:formula="of:=[.E3]+[.$I$3]" office:value-type="float" office:value="89.5761987" calcext:value-type="float">
            <text:p>89,58</text:p>
          </table:table-cell>
          <table:table-cell table:style-name="ce6" table:formula="of:=[.F3]+[.$I$3]" office:value-type="float" office:value="108.3084" calcext:value-type="float">
            <text:p>108,31</text:p>
          </table:table-cell>
          <table:table-cell table:style-name="ce6" table:formula="of:=[.G3]+[.$I$3]" office:value-type="float" office:value="14225.392" calcext:value-type="float">
            <text:p>14225,39</text:p>
          </table:table-cell>
          <table:table-cell table:style-name="ce6" table:formula="of:=[.H3]+[.$I$3]" office:value-type="float" office:value="511.042" calcext:value-type="float">
            <text:p>511,04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3"/>
          <table:table-cell table:style-name="ce6" table:formula="of:=[.E4]+[.$I$4]" office:value-type="float" office:value="51.9831987" calcext:value-type="float">
            <text:p>51,98</text:p>
          </table:table-cell>
          <table:table-cell table:style-name="ce6" table:formula="of:=[.F4]+[.$I$4]" office:value-type="float" office:value="70.7154" calcext:value-type="float">
            <text:p>70,72</text:p>
          </table:table-cell>
          <table:table-cell table:style-name="ce6" table:formula="of:=[.G4]+[.$I$4]" office:value-type="float" office:value="14187.799" calcext:value-type="float">
            <text:p>14187,80</text:p>
          </table:table-cell>
          <table:table-cell table:style-name="ce6" table:formula="of:=[.H4]+[.$I$4]" office:value-type="float" office:value="473.449" calcext:value-type="float">
            <text:p>473,45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2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1óra</text:p>
          </table:table-cell>
          <table:table-cell table:formula="of:=60*60*1000" office:value-type="float" office:value="3600000" calcext:value-type="float">
            <text:p>360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4]*[.$G$13]" office:value-type="float" office:value="0" calcext:value-type="float">
            <text:p>0</text:p>
          </table:table-cell>
          <table:table-cell table:formula="of:=[.$G$13]*[.F14]" office:value-type="float" office:value="18000000" calcext:value-type="float">
            <text:p>18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formula="of:=[.E15]*[.$G$13]" office:value-type="float" office:value="18000000" calcext:value-type="float">
            <text:p>18000000</text:p>
          </table:table-cell>
          <table:table-cell table:formula="of:=[.$G$13]*[.F15]" office:value-type="float" office:value="28800000" calcext:value-type="float">
            <text:p>288000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E16]*[.$G$13]" office:value-type="float" office:value="28800000" calcext:value-type="float">
            <text:p>28800000</text:p>
          </table:table-cell>
          <table:table-cell table:formula="of:=[.$G$13]*[.F16]" office:value-type="float" office:value="57600000" calcext:value-type="float">
            <text:p>57600000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E17]*[.$G$13]" office:value-type="float" office:value="57600000" calcext:value-type="float">
            <text:p>57600000</text:p>
          </table:table-cell>
          <table:table-cell table:formula="of:=[.$G$13]*[.F17]" office:value-type="float" office:value="72000000" calcext:value-type="float">
            <text:p>72000000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E18]*[.$G$13]" office:value-type="float" office:value="72000000" calcext:value-type="float">
            <text:p>72000000</text:p>
          </table:table-cell>
          <table:table-cell table:formula="of:=[.$G$13]*[.F18]" office:value-type="float" office:value="86400000" calcext:value-type="float">
            <text:p>86400000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formula="of:=SUM([.D14:.D18])" office:value-type="float" office:value="1900" calcext:value-type="float">
            <text:p>190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méret:</text:p>
          </table:table-cell>
          <table:table-cell table:style-name="ce4" office:value-type="string" calcext:value-type="string">
            <text:p>'250000'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00.00.00</text:date>, <text:time style:data-style-name="N2" text:time-value="13:33:34.116031729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9T23:28:30.242112991</dc:date>
    <meta:editing-duration>PT4H23M2S</meta:editing-duration>
    <meta:editing-cycles>49</meta:editing-cycles>
    <meta:generator>LibreOffice/5.1.6.2$Linux_X86_64 LibreOffice_project/10m0$Build-2</meta:generator>
    <meta:document-statistic meta:table-count="1" meta:cell-count="67" meta:object-count="0"/>
  </office:meta>
</office:document-meta>
</file>